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16381" table:default-cell-style-name="Default"/>
        <table:table-row table:style-name="ro1">
          <table:table-cell table:style-name="ce1" office:value-type="string" calcext:value-type="string">
            <text:p>gPY-PY</text:p>
          </table:table-cell>
          <table:table-cell table:style-name="ce1" office:value-type="string" calcext:value-type="string">
            <text:p>Firing frequency</text:p>
          </table:table-cell>
          <table:table-cell table:number-columns-repeated="1638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.488" calcext:value-type="float">
            <text:p>14.488</text:p>
          </table:table-cell>
          <table:table-cell table:number-columns-repeated="1638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.9555" calcext:value-type="float">
            <text:p>18.9555</text:p>
          </table:table-cell>
          <table:table-cell table:number-columns-repeated="1638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2055" calcext:value-type="float">
            <text:p>22.2055</text:p>
          </table:table-cell>
          <table:table-cell table:number-columns-repeated="1638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294" calcext:value-type="float">
            <text:p>27.294</text:p>
          </table:table-cell>
          <table:table-cell table:number-columns-repeated="1638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9.961" calcext:value-type="float">
            <text:p>29.961</text:p>
          </table:table-cell>
          <table:table-cell table:number-columns-repeated="1638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2.2" calcext:value-type="float">
            <text:p>32.2</text:p>
          </table:table-cell>
          <table:table-cell table:number-columns-repeated="16382"/>
        </table:table-row>
        <table:table-row table:style-name="ro1" table:visibility="collapse" table:number-rows-repeated="1048568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20:11:00.7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9:10:38.732000000</meta:creation-date>
    <dc:date>2024-08-23T00:13:47.675000000</dc:date>
    <meta:editing-duration>PT6H2M42S</meta:editing-duration>
    <meta:editing-cycles>13</meta:editing-cycles>
    <meta:generator>LibreOffice/24.2.0.3$Windows_X86_64 LibreOffice_project/da48488a73ddd66ea24cf16bbc4f7b9c08e9bea1</meta:generator>
    <meta:document-statistic meta:table-count="1" meta:cell-count="14" meta:object-count="0"/>
  </office:meta>
</office:document-meta>
</file>